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Yuzhny_Island-2">
            <text:p>Yuzhny_Island-2</text:p>
          </table:table-cell>
          <table:table-cell office:value-type="float" office:value="71.63">
            <text:p>71.63</text:p>
          </table:table-cell>
          <table:table-cell office:value-type="float" office:value="51.6">
            <text:p>51.6</text:p>
          </table:table-cell>
          <table:table-cell office:value-type="float" office:value="15120.0">
            <text:p>15120.0</text:p>
          </table:table-cell>
          <table:table-cell office:value-type="float" office:value="184.01">
            <text:p>184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Yuzhny_Island-1">
            <text:p>Yuzhny_Island-1</text:p>
          </table:table-cell>
          <table:table-cell office:value-type="float" office:value="71.63">
            <text:p>71.63</text:p>
          </table:table-cell>
          <table:table-cell office:value-type="float" office:value="51.6">
            <text:p>51.6</text:p>
          </table:table-cell>
          <table:table-cell office:value-type="float" office:value="10550.0">
            <text:p>10550.0</text:p>
          </table:table-cell>
          <table:table-cell office:value-type="float" office:value="212.27">
            <text:p>212.2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TUa-4975">
            <text:p>TUa-4975</text:p>
          </table:table-cell>
          <table:table-cell office:value-type="float" office:value="72.09">
            <text:p>72.09</text:p>
          </table:table-cell>
          <table:table-cell office:value-type="float" office:value="52.04">
            <text:p>52.04</text:p>
          </table:table-cell>
          <table:table-cell office:value-type="float" office:value="550.0">
            <text:p>550.0</text:p>
          </table:table-cell>
          <table:table-cell office:value-type="float" office:value="472.72">
            <text:p>472.72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804850307360417">
            <text:p>2.6804850307360417</text:p>
          </table:table-cell>
          <table:table-cell office:value-type="float" office:value="2.6804850307360417">
            <text:p>2.6804850307360417</text:p>
          </table:table-cell>
          <table:table-cell office:value-type="string" office:value="MangerudEtal2008,BaranskayaEtal2018">
            <text:p>MangerudEtal2008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LU-5387">
            <text:p>LU-5387</text:p>
          </table:table-cell>
          <table:table-cell office:value-type="float" office:value="70.52">
            <text:p>70.52</text:p>
          </table:table-cell>
          <table:table-cell office:value-type="float" office:value="56.65">
            <text:p>56.65</text:p>
          </table:table-cell>
          <table:table-cell office:value-type="float" office:value="2952.99">
            <text:p>295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BolshiyanovEtal2006,BaranskayaEtal2018">
            <text:p>BolshiyanovEtal2006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